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style style:name="P3" style:family="paragraph" style:parent-style-name="Footnote">
      <style:text-properties style:font-name="Noto Sans Mono" fo:font-size="7pt" officeooo:rsid="010d36c0" officeooo:paragraph-rsid="010d36c0" style:font-size-asian="7pt" style:font-size-complex="7pt"/>
    </style:style>
    <style:style style:name="P4" style:family="paragraph" style:parent-style-name="Footnote">
      <style:text-properties style:font-name="Noto Sans Mono" fo:font-size="7pt" officeooo:rsid="010e1b39" officeooo:paragraph-rsid="010e1b39" style:font-size-asian="7pt" style:font-size-complex="7pt"/>
    </style:style>
    <style:style style:name="P5" style:family="paragraph" style:parent-style-name="Standard">
      <style:text-properties officeooo:paragraph-rsid="0013202e"/>
    </style:style>
    <style:style style:name="P6" style:family="paragraph" style:parent-style-name="Standard">
      <style:text-properties officeooo:paragraph-rsid="010cb7c2"/>
    </style:style>
    <style:style style:name="P7" style:family="paragraph" style:parent-style-name="Standard">
      <style:paragraph-properties fo:text-align="center" style:justify-single-word="false"/>
      <style:text-properties officeooo:paragraph-rsid="010cb7c2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10cb7c2"/>
    </style:style>
    <style:style style:name="P9" style:family="paragraph" style:parent-style-name="Standard">
      <style:paragraph-properties fo:text-align="start" style:justify-single-word="false"/>
      <style:text-properties officeooo:paragraph-rsid="010cb7c2"/>
    </style:style>
    <style:style style:name="P10" style:family="paragraph" style:parent-style-name="Standard">
      <style:paragraph-properties fo:text-align="start" style:justify-single-word="false"/>
      <style:text-properties officeooo:rsid="010cf5d0" officeooo:paragraph-rsid="010cf5d0"/>
    </style:style>
    <style:style style:name="P11" style:family="paragraph" style:parent-style-name="Standard">
      <style:paragraph-properties fo:text-align="start" style:justify-single-word="false"/>
      <style:text-properties fo:font-style="italic" officeooo:rsid="010cf5d0" officeooo:paragraph-rsid="010cf5d0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10cf5d0" officeooo:paragraph-rsid="010cf5d0" style:font-style-asian="italic" style:font-style-complex="italic"/>
    </style:style>
    <style:style style:name="P13" style:family="paragraph" style:parent-style-name="Standard">
      <style:paragraph-properties fo:margin-left="1.9693in" fo:margin-right="0in" fo:text-align="end" style:justify-single-word="false" fo:text-indent="0in" style:auto-text-indent="false"/>
      <style:text-properties fo:font-style="italic" officeooo:rsid="010cf5d0" officeooo:paragraph-rsid="010cf5d0" style:font-style-asian="italic" style:font-style-complex="italic"/>
    </style:style>
    <style:style style:name="P14" style:family="paragraph" style:parent-style-name="Standard">
      <style:paragraph-properties fo:margin-left="2.9543in" fo:margin-right="0in" fo:text-align="end" style:justify-single-word="false" fo:text-indent="0in" style:auto-text-indent="false"/>
      <style:text-properties fo:font-style="italic" officeooo:rsid="010cf5d0" officeooo:paragraph-rsid="010cf5d0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11114c2" officeooo:paragraph-rsid="011114c2" style:font-style-asian="italic" style:font-style-complex="italic"/>
    </style:style>
    <style:style style:name="T1" style:family="text">
      <style:text-properties fo:color="#ffffff" loext:opacity="100%" style:font-name="Noto Sans Mono" fo:font-size="8pt" fo:background-color="transparent" loext:char-shading-value="0" style:font-size-asian="8pt" style:font-size-complex="8pt"/>
    </style:style>
    <style:style style:name="T2" style:family="text">
      <style:text-properties fo:color="#ffffff" loext:opacity="100%" style:font-name="Noto Sans Mono" fo:font-size="8pt" officeooo:rsid="010b087a" fo:background-color="transparent" loext:char-shading-value="0" style:font-size-asian="8pt" style:font-size-complex="8pt"/>
    </style:style>
    <style:style style:name="T3" style:family="text">
      <style:text-properties fo:color="#ffffff" loext:opacity="100%" style:font-name="Noto Sans Mono" fo:font-size="8pt" officeooo:rsid="010cb7c2" fo:background-color="transparent" loext:char-shading-value="0" style:font-size-asian="8pt" style:font-size-complex="8pt"/>
    </style:style>
    <style:style style:name="T4" style:family="text">
      <style:text-properties fo:color="#ffffff" loext:opacity="100%" style:font-name="Noto Sans Mono" fo:font-size="8pt" officeooo:rsid="010cf4c6" fo:background-color="transparent" loext:char-shading-value="0" style:font-size-asian="8pt" style:font-size-complex="8pt"/>
    </style:style>
    <style:style style:name="T5" style:family="text">
      <style:text-properties fo:color="#ffffff" loext:opacity="100%" style:font-name="Noto Sans Mono" fo:font-size="8pt" officeooo:rsid="010d36c0" fo:background-color="transparent" loext:char-shading-value="0" style:font-size-asian="8pt" style:font-size-complex="8pt"/>
    </style:style>
    <style:style style:name="T6" style:family="text">
      <style:text-properties fo:color="#ffffff" loext:opacity="100%" style:font-name="Noto Sans Mono" fo:font-size="8pt" fo:font-style="italic" fo:background-color="transparent" loext:char-shading-value="0" style:font-size-asian="8pt" style:font-style-asian="italic" style:font-size-complex="8pt" style:font-style-complex="italic"/>
    </style:style>
    <style:style style:name="T7" style:family="text">
      <style:text-properties fo:color="#ffffff" loext:opacity="100%" style:font-name="Noto Sans Mono" fo:font-size="8pt" fo:font-style="italic" officeooo:rsid="010cb7c2" fo:background-color="transparent" loext:char-shading-value="0" style:font-size-asian="8pt" style:font-style-asian="italic" style:font-size-complex="8pt" style:font-style-complex="italic"/>
    </style:style>
    <style:style style:name="T8" style:family="text">
      <style:text-properties fo:color="#ffffff" loext:opacity="100%" style:font-name="Noto Sans Mono" fo:font-size="8pt" fo:font-style="normal" fo:background-color="transparent" loext:char-shading-value="0" style:font-size-asian="8pt" style:font-style-asian="normal" style:font-size-complex="8pt" style:font-style-complex="normal"/>
    </style:style>
    <style:style style:name="T9" style:family="text">
      <style:text-properties fo:color="#ffffff" loext:opacity="100%" style:font-name="Noto Sans Mono" fo:font-size="8pt" fo:font-style="normal" officeooo:rsid="010d36c0" fo:background-color="transparent" loext:char-shading-value="0" style:font-size-asian="8pt" style:font-style-asian="normal" style:font-size-complex="8pt" style:font-style-complex="normal"/>
    </style:style>
    <style:style style:name="T10" style:family="text">
      <style:text-properties fo:color="#ffffff" loext:opacity="100%" style:font-name="Noto Sans Mono" fo:font-size="8pt" fo:font-style="normal" officeooo:rsid="010e1b39" fo:background-color="transparent" loext:char-shading-value="0" style:font-size-asian="8pt" style:font-style-asian="normal" style:font-size-complex="8pt" style:font-style-complex="normal"/>
    </style:style>
    <style:style style:name="T11" style:family="text">
      <style:text-properties fo:color="#ffffff" loext:opacity="100%" style:font-name="Noto Sans Mono" fo:font-size="8pt" fo:font-style="normal" officeooo:rsid="0112308d" fo:background-color="transparent" loext:char-shading-value="0" style:font-size-asian="8pt" style:font-style-asian="normal" style:font-size-complex="8pt" style:font-style-complex="normal"/>
    </style:style>
    <style:style style:name="T12" style:family="text">
      <style:text-properties officeooo:rsid="010b08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——<text:span text:style-name="T12">VII</text:span>.<text:span text:style-name="T12">X</text:span>.XXIV</text:p>
      <text:p text:style-name="P5"><text:span text:style-name="T1"/></text:p>
      <text:p text:style-name="P5"><text:span text:style-name="T1">I woke, played Wordle (GAUNT in two,) watched a reel from Jack (a hammer </text:span><text:span text:style-name="T2">d</text:span><text:span text:style-name="T1">ulci</text:span><text:span text:style-name="T2">mer</text:span><text:span text:style-name="T1"> playing the Smash Bros Melee menu theme) and wrote in my phone journal at 9:27. </text:span></text:p>
      <text:p text:style-name="P5"><text:span text:style-name="T1"><text:s text:c="3"/>I had originally woken at 5:30 when a neighbor was getting dropped off and someone yelled, "</text:span><text:span text:style-name="T6">I'm the driving service now!</text:span><text:span text:style-name="T1">" which led to me eating a grape Outshine bar + some Cheez-Its and having a hard time getting back to sleep; </text:span><text:span text:style-name="T2">b</text:span><text:span text:style-name="T1">ut, I eventually dreamt of being at a house party with some real stiffs, my family included.</text:span></text:p>
      <text:p text:style-name="P5"><text:span text:style-name="T1"/></text:p>
      <text:p text:style-name="P5"><text:span text:style-name="T1">I am excited and nervous to paste the first page into my new journal, a B6 graph-lined 176-page thread-bound minimalist soft-covered </text:span><text:span text:style-name="T3">notebook</text:span><text:span text:style-name="T1"> from Midori, aka MD Paper. "When all pages are full,” </text:span><text:span text:style-name="T4">it says,</text:span><text:span text:style-name="T1"> “</text:span><text:span text:style-name="T4">Y</text:span><text:span text:style-name="T1">ou'll have a personalized book. Keep it on your bookshelf with your favorite reads." </text:span></text:p>
      <text:p text:style-name="P6"><text:span text:style-name="T1"><text:s text:c="3"/>The paper width is 6.1 inches, so that's what I'm nervous about; the horizontal margin for error when pasting pages will be </text:span><text:span text:style-name="T7">none</text:span><text:span text:style-name="T1">. . . </text:span><text:span text:style-name="T3">I printed a couple cover sheets for testing and made the GitHub repository public in case I should pass and anyone would like to publish these.</text:span></text:p>
      <text:p text:style-name="P6"><text:span text:style-name="T3"><text:s text:c="3"/>I carefully placed the pages as far into the spine as I could and was pleased with the fit, but still nervous. </text:span><text:span text:style-name="T1">I went downstairs, made a coffee, laid in the hammock and tried not to think about my journal. </text:span><text:span text:style-name="T3">I</text:span><text:span text:style-name="T1"> poured a second </text:span><text:span text:style-name="T3">cup</text:span><text:span text:style-name="T1">, came upstairs, grabbed my Mr. Coffee </text:span><text:span text:style-name="T3">coffee </text:span><text:span text:style-name="T1">heater off the living room table, set it up at my desk and wrote in my journal until 10:</text:span><text:span text:style-name="T4">52</text:span><text:span text:style-name="T1">.</text:span></text:p>
      <text:p text:style-name="P7"><text:span text:style-name="T1">/ / /</text:span></text:p>
      <text:p text:style-name="P8"><text:span text:style-name="T1">. . .</text:span></text:p>
      <text:p text:style-name="P9"><text:span text:style-name="T1"/></text:p>
      <text:p text:style-name="P10"><text:span text:style-name="T1">I tidied my room a bit after printing my first page and eventually got a text from Cait, saying, “You pretty much published a book!”</text:span></text:p>
      <text:p text:style-name="P10"><text:span text:style-name="T1"><text:s text:c="3"/>I said, “Hehe yeah. Just started a new one today that should hopefully be a better fit but we'll have to see how it handles getting stuffed with all those labels,” and then, “What you up to?”</text:span></text:p>
      <text:p text:style-name="P10"><text:span text:style-name="T1"/></text:p>
      <text:p text:style-name="P12"><text:span text:style-name="T1">“About to walk to the market get some supplies </text:span></text:p>
      <text:p text:style-name="P12"><text:span text:style-name="T1">Eek at 3</text:span></text:p>
      <text:p text:style-name="P12"><text:span text:style-name="T1">Work at 3 I mean </text:span></text:p>
      <text:p text:style-name="P12"><text:span text:style-name="T1">What's up with you</text:span></text:p>
      <text:p text:style-name="P13"><text:span text:style-name="T1">Just sittim on my bed habbin coppee</text:span></text:p>
      <text:p text:style-name="P12"><text:span text:style-name="T1">Lol</text:span></text:p>
      <text:p text:style-name="P12"><text:span text:style-name="T1">Feel like taking a walk at hominy creek?</text:span></text:p>
      <text:p text:style-name="P14"><text:span text:style-name="T1">Sure!</text:span></text:p>
      <text:p text:style-name="P12"><text:span text:style-name="T1">Word! I'm just walking to the market <text:s/></text:span></text:p>
      <text:p text:style-name="P12"><text:span text:style-name="T1">no be home about 20</text:span></text:p>
      <text:p text:style-name="P12"><text:span text:style-name="T1">Need anything?</text:span></text:p>
      <text:p text:style-name="P13"><text:span text:style-name="T1">Meet you at the sand hill entrance in 30?</text:span></text:p>
      <text:p text:style-name="P13"><text:span text:style-name="T1">Can't think o nothin”</text:span></text:p>
      <text:p text:style-name="P13"><text:span text:style-name="T1"/></text:p>
      <text:p text:style-name="P11"><text:span text:style-name="T8"><text:s text:c="3"/>I brushed</text:span><text:span text:style-name="T1"> </text:span><text:span text:style-name="T8">my teeth, put on my hat, shoes, bag (which still contained my wallet and cup,) grabbed my phone, both journals, a Hop Splash and left the house. </text:span><text:span text:style-name="T9">I walked up Brevard, Olney, Sand Hill, found a humongous leaf, walked to BHT</text:span><text:span text:style-name="T9"><text:note text:id="ftn0" text:note-class="footnote"><text:note-citation>1</text:note-citation><text:note-body><text:p text:style-name="P3">The Hominy Creek Greenway—Ross calls it the Brother Hug Trail in honor of Brother Hug, who maintains the trail, or BHT for short.</text:p></text:note-body></text:note></text:span><text:span text:style-name="T9">, sat on a rock and wrote in my journal until Cait pulled up at 12:57.</text:span></text:p>
      <text:p text:style-name="P11"><text:soft-page-break/><text:span text:style-name="T9"><text:s text:c="3"/>We walked to the water, saw Neighbor Scott, confirmed Ether Jam for Saturday night, put our feet in the creek, walked down to the other end and back again.</text:span></text:p>
      <text:p text:style-name="P11"><text:span text:style-name="T9"><text:s text:c="3"/>“Whatchu gonna do now?” I said.</text:span></text:p>
      <text:p text:style-name="P11"><text:span text:style-name="T9"><text:s text:c="3"/>Cait said, “We </text:span><text:span text:style-name="T5">could</text:span><text:span text:style-name="T9"> go get an </text:span><text:span text:style-name="T5">iced</text:span><text:span text:style-name="T9"> coffee.”</text:span></text:p>
      <text:p text:style-name="P11"><text:span text:style-name="T9"><text:s text:c="3"/>“</text:span><text:span text:style-name="T10">Oh, you ain’t gwan tell me what to drink, nah.”</text:span></text:p>
      <text:p text:style-name="P11"><text:span text:style-name="T10"><text:s text:c="3"/>We drove up to Izzy’s, where I ordered an iced latte and she something similar (vanilla oat milk iced latte?) I showed her my journals and she did a drawing at the end of the full one. Eventually, she had to go get ready for work, so we hugged and I walked over to Aldi for a giant bag of grapes and then home, where I </text:span><text:span text:style-name="T11">opened another hop water, </text:span><text:span text:style-name="T10">sat at the hog</text:span><text:span text:style-name="T10"><text:note text:id="ftn1" text:note-class="footnote"><text:note-citation>2</text:note-citation><text:note-body><text:p text:style-name="P4">A term psuedo-coined by Dulci meaning ‘the big thing,’ so, in this instance, Ross’s desktop, a 2011 iMac running Linux Mint.</text:p></text:note-body></text:note></text:span><text:span text:style-name="T10"> and wrote in my journal until 3:16.</text:span></text:p>
      <text:p text:style-name="P11"><text:span text:style-name="T10"/></text:p>
      <text:p text:style-name="P15"><text:span text:style-name="T10">I </text:span><text:span text:style-name="T8">am thrilled to have discovered how to use footnotes and surprised I haven’t done it sooner. It is one of my favorite techniques. I guess I’ll have to update my rules page. </text:span><text:span text:style-name="T11">Bardo the Bard lives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10T15:47:03.703282648</dc:date>
    <meta:editing-duration>P4DT23H20M34S</meta:editing-duration>
    <meta:editing-cycles>194</meta:editing-cycles>
    <meta:generator>LibreOffice/7.3.7.2$Linux_X86_64 LibreOffice_project/30$Build-2</meta:generator>
    <meta:print-date>2024-07-10T15:19:41.425380024</meta:print-date>
    <meta:document-statistic meta:table-count="0" meta:image-count="0" meta:object-count="0" meta:page-count="3" meta:paragraph-count="33" meta:word-count="669" meta:character-count="3523" meta:non-whitespace-character-count="2852"/>
  </office:meta>
</office:document-meta>
</file>